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353cm" fo:margin-bottom="0cm" fo:line-height="90%" style:punctuation-wrap="hanging" style:writing-mode="lr-tb"/>
      <style:text-properties fo:hyphenate="false"/>
    </style:style>
    <style:style style:name="P2" style:family="paragraph">
      <style:paragraph-properties fo:margin-top="0.353cm" fo:margin-bottom="0cm" fo:line-height="90%" fo:text-align="justify" style:punctuation-wrap="hanging" style:writing-mode="lr-tb"/>
      <style:text-properties fo:hyphenate="false"/>
    </style:style>
    <style:style style:name="P3" style:family="paragraph">
      <style:paragraph-properties fo:margin-top="0.176cm" fo:margin-bottom="0cm" fo:line-height="100%" fo:text-align="justify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CR-v.0.0.1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<text:span text:style-name="T1">Vision</text:span></text:p>
            <text:p text:style-name="P2"><text:span text:style-name="T2">The system will provide a web interface that lets the public search through the Aberdeen Council legal records between 1398 and 1511 for names, crimes, etc</text:span></text:p>
            <text:p text:style-name="P3"><text:span text:style-name="T2">This system would benefit the public, not just in Aberdeen, but the world, since it is in a standardised format - T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rs should be able to search through transcribed documents</text:p>
              </text:list-item>
              <text:list-item>
                <text:p>Users should be able to browse the documents in chronological order and hierarchically</text:p>
              </text:list-item>
              <text:list-item>
                <text:p>Users should be able to use simple regular expressions in their searches</text:p>
              </text:list-item>
              <text:list-item>
                <text:p>Users should be able to download the XML file and associated documents</text:p>
              </text:list-item>
              <text:list-item>
                <text:p>Users should see the search results and the ten words of context surrounding the result</text:p>
              </text:list-item>
              <text:list-item>
                <text:p>Users should be able to search by ID (volume, date, page), proper names, and annotations as well as the text of the document</text:p>
              </text:list-item>
              <text:list-item>
                <text:p>Users should be able to turn annotations off and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velopers must be able add new features easily</text:p>
              </text:list-item>
              <text:list-item>
                <text:p>Must be suitable for use by all user groups ( from primary school children to research groups )</text:p>
              </text:list-item>
              <text:list-item>
                <text:p>Users should be able to access it from a range of different screen sizes and devices</text:p>
              </text:list-item>
              <text:list-item>
                <text:p>Users should receive search results within ten seco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ghindi" style:font-family-complex="Raghind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Raghindi" style:font-family-complex="Raghind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Raghindi" style:font-family-complex="Raghind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09:22.175230801</meta:creation-date>
    <dc:date>2016-10-07T14:54:17.900165546</dc:date>
    <meta:editing-duration>PT2M55S</meta:editing-duration>
    <meta:editing-cycles>1</meta:editing-cycles>
    <meta:generator>LibreOffice/5.1.4.2$Linux_X86_64 LibreOffice_project/10m0$Build-2</meta:generator>
    <meta:document-statistic meta:object-count="33"/>
  </office:meta>
</office:document-meta>
</file>